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7mm"/>
    </style:style>
    <style:style style:name="co2" style:family="table-column">
      <style:table-column-properties fo:break-before="auto" style:column-width="9.63mm"/>
    </style:style>
    <style:style style:name="co3" style:family="table-column">
      <style:table-column-properties fo:break-before="auto" style:column-width="10.48mm"/>
    </style:style>
    <style:style style:name="co4" style:family="table-column">
      <style:table-column-properties fo:break-before="auto" style:column-width="12.38mm"/>
    </style:style>
    <style:style style:name="co5" style:family="table-column">
      <style:table-column-properties fo:break-before="auto" style:column-width="15.15mm"/>
    </style:style>
    <style:style style:name="co6" style:family="table-column">
      <style:table-column-properties fo:break-before="auto" style:column-width="17.2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ame" table:style-name="ta1">
        <table:shapes>
          <draw:frame draw:z-index="0" draw:style-name="gr1" draw:text-style-name="P1" svg:width="164.06mm" svg:height="97.83mm" svg:x="0mm" svg:y="64.08mm">
            <draw:object draw:notify-on-update-of-ranges="name.B1:name.F1 name.A2:name.A2 name.B2:name.F2 name.A3:name.A3 name.B3:name.F3 name.A4:name.A4 name.B4:name.F4 name.A5:name.A5 name.B5:name.F5 name.A6:name.A6 name.B6:name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'type'</text:p>
          </table:table-cell>
          <table:table-cell office:value-type="string" calcext:value-type="string">
            <text:p>10^2</text:p>
          </table:table-cell>
          <table:table-cell office:value-type="string" calcext:value-type="string">
            <text:p>10^3</text:p>
          </table:table-cell>
          <table:table-cell office:value-type="string" calcext:value-type="string">
            <text:p>10^4</text:p>
          </table:table-cell>
          <table:table-cell office:value-type="string" calcext:value-type="string">
            <text:p>10^5</text:p>
          </table:table-cell>
          <table:table-cell office:value-type="string" calcext:value-type="string">
            <text:p>10^6</text:p>
          </table:table-cell>
        </table:table-row>
        <table:table-row table:style-name="ro1">
          <table:table-cell office:value-type="string" calcext:value-type="string">
            <text:p>''BF-Trie''</text:p>
          </table:table-cell>
          <table:table-cell office:value-type="float" office:value="8.6" calcext:value-type="float">
            <text:p>8.6</text:p>
          </table:table-cell>
          <table:table-cell office:value-type="float" office:value="52" calcext:value-type="float">
            <text:p>52</text:p>
          </table:table-cell>
          <table:table-cell office:value-type="float" office:value="634.2" calcext:value-type="float">
            <text:p>634.2</text:p>
          </table:table-cell>
          <table:table-cell office:value-type="float" office:value="3843.4" calcext:value-type="float">
            <text:p>3843.4</text:p>
          </table:table-cell>
          <table:table-cell office:value-type="float" office:value="27966" calcext:value-type="float">
            <text:p>27966</text:p>
          </table:table-cell>
        </table:table-row>
        <table:table-row table:style-name="ro1">
          <table:table-cell office:value-type="string" calcext:value-type="string">
            <text:p>''Bloofi Impl''</text:p>
          </table:table-cell>
          <table:table-cell office:value-type="float" office:value="4.8" calcext:value-type="float">
            <text:p>4.8</text:p>
          </table:table-cell>
          <table:table-cell office:value-type="float" office:value="33.4" calcext:value-type="float">
            <text:p>33.4</text:p>
          </table:table-cell>
          <table:table-cell office:value-type="float" office:value="284" calcext:value-type="float">
            <text:p>284</text:p>
          </table:table-cell>
          <table:table-cell office:value-type="float" office:value="5185" calcext:value-type="float">
            <text:p>5185</text:p>
          </table:table-cell>
          <table:table-cell office:value-type="float" office:value="42840.4" calcext:value-type="float">
            <text:p>42840.4</text:p>
          </table:table-cell>
        </table:table-row>
        <table:table-row table:style-name="ro1">
          <table:table-cell office:value-type="string" calcext:value-type="string">
            <text:p>''Flat Bloofi''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8.4" calcext:value-type="float">
            <text:p>8.4</text:p>
          </table:table-cell>
          <table:table-cell office:value-type="float" office:value="88.2" calcext:value-type="float">
            <text:p>88.2</text:p>
          </table:table-cell>
          <table:table-cell office:value-type="float" office:value="2289.2" calcext:value-type="float">
            <text:p>2289.2</text:p>
          </table:table-cell>
        </table:table-row>
        <table:table-row table:style-name="ro1">
          <table:table-cell office:value-type="string" calcext:value-type="string">
            <text:p>''Hamming''</text:p>
          </table:table-cell>
          <table:table-cell office:value-type="float" office:value="8.6" calcext:value-type="float">
            <text:p>8.6</text:p>
          </table:table-cell>
          <table:table-cell office:value-type="float" office:value="73.2" calcext:value-type="float">
            <text:p>73.2</text:p>
          </table:table-cell>
          <table:table-cell office:value-type="float" office:value="736.2" calcext:value-type="float">
            <text:p>736.2</text:p>
          </table:table-cell>
          <table:table-cell office:value-type="float" office:value="19462.4" calcext:value-type="float">
            <text:p>19462.4</text:p>
          </table:table-cell>
          <table:table-cell office:value-type="float" office:value="197236.6" calcext:value-type="float">
            <text:p>197236.6</text:p>
          </table:table-cell>
        </table:table-row>
        <table:table-row table:style-name="ro1">
          <table:table-cell office:value-type="string" calcext:value-type="string">
            <text:p>''Linear''</text:p>
          </table:table-cell>
          <table:table-cell office:value-type="float" office:value="5.8" calcext:value-type="float">
            <text:p>5.8</text:p>
          </table:table-cell>
          <table:table-cell office:value-type="float" office:value="55" calcext:value-type="float">
            <text:p>55</text:p>
          </table:table-cell>
          <table:table-cell office:value-type="float" office:value="571.6" calcext:value-type="float">
            <text:p>571.6</text:p>
          </table:table-cell>
          <table:table-cell office:value-type="float" office:value="6671.4" calcext:value-type="float">
            <text:p>6671.4</text:p>
          </table:table-cell>
          <table:table-cell office:value-type="float" office:value="61661.4" calcext:value-type="float">
            <text:p>61661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/00/0000</text:date>, <text:time style:data-style-name="N2" text:time-value="20:17:12.1689234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7T20:18:39.042365942</dc:date>
    <meta:editing-duration>PT10M34S</meta:editing-duration>
    <meta:editing-cycles>8</meta:editing-cycles>
    <meta:generator>LibreOffice/6.0.7.3$Linux_X86_64 LibreOffice_project/00m0$Build-3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407cm" svg:height="9.784cm" xlink:href=".." xlink:type="simple" chart:class="chart:line" chart:style-name="ch1">
        <chart:legend chart:legend-position="end" svg:x="13.137cm" svg:y="3.582cm" style:legend-expansion="high" chart:style-name="ch2"/>
        <chart:plot-area chart:style-name="ch3" table:cell-range-address="name.A1:name.F6" chart:data-source-has-labels="both" svg:x="0.008cm" svg:y="0.201cm" svg:width="13.333cm" svg:height="9.032cm">
          <chartooo:coordinate-region svg:x="1.593cm" svg:y="0.403cm" svg:width="11.376cm" svg:height="8.177cm"/>
          <chart:axis chart:dimension="x" chart:name="primary-x" chart:style-name="ch4" chartooo:axis-type="auto">
            <chartooo:date-scale/>
            <chart:title svg:x="5.865cm" svg:y="9.234cm" chart:style-name="ch5">
              <text:p>N of Filters</text:p>
            </chart:title>
            <chart:categories table:cell-range-address="name.B1:name.F1"/>
          </chart:axis>
          <chart:axis chart:dimension="y" chart:name="primary-y" chart:style-name="ch6">
            <chart:title svg:x="0cm" svg:y="5.621cm" chart:style-name="ch7">
              <text:p>Milliseconds</text:p>
            </chart:title>
            <chart:grid chart:style-name="ch8" chart:class="major"/>
          </chart:axis>
          <chart:series chart:style-name="ch9" chart:values-cell-range-address="name.B2:name.F2" chart:label-cell-address="name.A2:name.A2" chart:class="chart:line">
            <chart:data-point chart:repeated="5"/>
          </chart:series>
          <chart:series chart:style-name="ch10" chart:values-cell-range-address="name.B3:name.F3" chart:label-cell-address="name.A3:name.A3" chart:class="chart:line">
            <chart:data-point chart:repeated="5"/>
          </chart:series>
          <chart:series chart:style-name="ch11" chart:values-cell-range-address="name.B4:name.F4" chart:label-cell-address="name.A4:name.A4" chart:class="chart:line">
            <chart:data-point chart:repeated="5"/>
          </chart:series>
          <chart:series chart:style-name="ch12" chart:values-cell-range-address="name.B5:name.F5" chart:label-cell-address="name.A5:name.A5" chart:class="chart:line">
            <chart:data-point chart:repeated="5"/>
          </chart:series>
          <chart:series chart:style-name="ch13" chart:values-cell-range-address="name.B6:name.F6" chart:label-cell-address="name.A6:name.A6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^2</text:p>
                <draw:g>
                  <svg:desc>name.B1:name.F1</svg:desc>
                </draw:g>
              </table:table-cell>
              <table:table-cell office:value-type="string">
                <text:p>10^3</text:p>
              </table:table-cell>
              <table:table-cell office:value-type="string">
                <text:p>10^4</text:p>
              </table:table-cell>
              <table:table-cell office:value-type="string">
                <text:p>10^5</text:p>
              </table:table-cell>
              <table:table-cell office:value-type="string">
                <text:p>10^6</text:p>
              </table:table-cell>
            </table:table-row>
          </table:table-header-rows>
          <table:table-rows>
            <table:table-row>
              <table:table-cell office:value-type="string">
                <text:p>''BF-Trie''</text:p>
                <draw:g>
                  <svg:desc>name.A2:name.A2</svg:desc>
                </draw:g>
              </table:table-cell>
              <table:table-cell office:value-type="float" office:value="8.6">
                <text:p>8.6</text:p>
                <draw:g>
                  <svg:desc>name.B2:name.F2</svg:desc>
                </draw:g>
              </table:table-cell>
              <table:table-cell office:value-type="float" office:value="52">
                <text:p>52</text:p>
              </table:table-cell>
              <table:table-cell office:value-type="float" office:value="634.2">
                <text:p>634.2</text:p>
              </table:table-cell>
              <table:table-cell office:value-type="float" office:value="3843.4">
                <text:p>3843.4</text:p>
              </table:table-cell>
              <table:table-cell office:value-type="float" office:value="27966">
                <text:p>27966</text:p>
              </table:table-cell>
            </table:table-row>
            <table:table-row>
              <table:table-cell office:value-type="string">
                <text:p>''Bloofi Impl''</text:p>
                <draw:g>
                  <svg:desc>name.A3:name.A3</svg:desc>
                </draw:g>
              </table:table-cell>
              <table:table-cell office:value-type="float" office:value="4.8">
                <text:p>4.8</text:p>
                <draw:g>
                  <svg:desc>name.B3:name.F3</svg:desc>
                </draw:g>
              </table:table-cell>
              <table:table-cell office:value-type="float" office:value="33.4">
                <text:p>33.4</text:p>
              </table:table-cell>
              <table:table-cell office:value-type="float" office:value="284">
                <text:p>284</text:p>
              </table:table-cell>
              <table:table-cell office:value-type="float" office:value="5185">
                <text:p>5185</text:p>
              </table:table-cell>
              <table:table-cell office:value-type="float" office:value="42840.4">
                <text:p>42840.4</text:p>
              </table:table-cell>
            </table:table-row>
            <table:table-row>
              <table:table-cell office:value-type="string">
                <text:p>''Flat Bloofi''</text:p>
                <draw:g>
                  <svg:desc>name.A4:name.A4</svg:desc>
                </draw:g>
              </table:table-cell>
              <table:table-cell office:value-type="float" office:value="0.8">
                <text:p>0.8</text:p>
                <draw:g>
                  <svg:desc>name.B4:name.F4</svg:desc>
                </draw:g>
              </table:table-cell>
              <table:table-cell office:value-type="float" office:value="1.2">
                <text:p>1.2</text:p>
              </table:table-cell>
              <table:table-cell office:value-type="float" office:value="8.4">
                <text:p>8.4</text:p>
              </table:table-cell>
              <table:table-cell office:value-type="float" office:value="88.2">
                <text:p>88.2</text:p>
              </table:table-cell>
              <table:table-cell office:value-type="float" office:value="2289.2">
                <text:p>2289.2</text:p>
              </table:table-cell>
            </table:table-row>
            <table:table-row>
              <table:table-cell office:value-type="string">
                <text:p>''Hamming''</text:p>
                <draw:g>
                  <svg:desc>name.A5:name.A5</svg:desc>
                </draw:g>
              </table:table-cell>
              <table:table-cell office:value-type="float" office:value="8.6">
                <text:p>8.6</text:p>
                <draw:g>
                  <svg:desc>name.B5:name.F5</svg:desc>
                </draw:g>
              </table:table-cell>
              <table:table-cell office:value-type="float" office:value="73.2">
                <text:p>73.2</text:p>
              </table:table-cell>
              <table:table-cell office:value-type="float" office:value="736.2">
                <text:p>736.2</text:p>
              </table:table-cell>
              <table:table-cell office:value-type="float" office:value="19462.4">
                <text:p>19462.4</text:p>
              </table:table-cell>
              <table:table-cell office:value-type="float" office:value="197236.6">
                <text:p>197236.6</text:p>
              </table:table-cell>
            </table:table-row>
            <table:table-row>
              <table:table-cell office:value-type="string">
                <text:p>''Linear''</text:p>
                <draw:g>
                  <svg:desc>name.A6:name.A6</svg:desc>
                </draw:g>
              </table:table-cell>
              <table:table-cell office:value-type="float" office:value="5.8">
                <text:p>5.8</text:p>
                <draw:g>
                  <svg:desc>name.B6:name.F6</svg:desc>
                </draw:g>
              </table:table-cell>
              <table:table-cell office:value-type="float" office:value="55">
                <text:p>55</text:p>
              </table:table-cell>
              <table:table-cell office:value-type="float" office:value="571.6">
                <text:p>571.6</text:p>
              </table:table-cell>
              <table:table-cell office:value-type="float" office:value="6671.4">
                <text:p>6671.4</text:p>
              </table:table-cell>
              <table:table-cell office:value-type="float" office:value="61661.4">
                <text:p>61661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